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7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ow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style-name="ce1" table:formula="of:=NOW()" office:value-type="date" office:date-value="2015-01-31T07:41:39.021487" calcext:value-type="date">
            <text:p>31/01/15 07:41</text:p>
          </table:table-cell>
          <table:table-cell table:number-columns-repeated="6"/>
        </table:table-row>
        <table:table-row table:style-name="ro1" table:number-rows-repeated="10485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ily" table:style-name="ta1">
        <office:forms form:automatic-focus="false" form:apply-design-mode="false"/>
        <table:table-column table:style-name="co3" table:default-cell-style-name="ce3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imeli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til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what</text:p>
          </table:table-cell>
          <table:table-cell table:number-columns-repeated="2"/>
          <table:table-cell table:style-name="ce4" table:formula="of:=TODAY()" office:value-type="date" office:date-value="2015-01-31" calcext:value-type="date">
            <text:p>31/01/15</text:p>
          </table:table-cell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german</text:p>
          </table:table-cell>
          <table:table-cell office:value-type="string" calcext:value-type="string">
            <text:p>2 * exerci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hike to Cannon poi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history/english</text:p>
          </table:table-cell>
          <table:table-cell office:value-type="string" calcext:value-type="string">
            <text:p>1 chap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ily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3 pages in math bo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ekly</text:p>
          </table:table-cell>
          <table:table-cell office:value-type="string" calcext:value-type="string">
            <text:p>home economics</text:p>
          </table:table-cell>
          <table:table-cell office:value-type="string" calcext:value-type="string">
            <text:p>Cook 1 meal</text:p>
          </table:table-cell>
          <table:table-cell table:number-columns-repeated="3"/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feb-work" table:style-name="ta1">
        <office:forms form:automatic-focus="false" form:apply-design-mode="false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4" office:value-type="date" office:date-value="2014-02-02" calcext:value-type="date">
            <text:p>02/02/14</text:p>
          </table:table-cell>
          <table:table-cell office:value-type="string" calcext:value-type="string">
            <text:p>math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31">00/00/0000</text:date>, <text:time style:data-style-name="N2" text:time-value="07:26:12.034861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1-31T23:12:35.353183250</dc:date>
    <meta:editing-duration>P1DT1H55M52S</meta:editing-duration>
    <meta:editing-cycles>135</meta:editing-cycles>
    <meta:generator>LibreOffice/4.3.3.2$Linux_X86_64 LibreOffice_project/430m0$Build-2</meta:generator>
    <meta:document-statistic meta:table-count="3" meta:cell-count="33" meta:object-count="0"/>
  </office:meta>
</office:document-meta>
</file>